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KER PLEASE READ:</text:p>
      <text:p text:style-name="Standard">-When comparing the class diagram with the running program, not all of the classes in the class diagram</text:p>
      <text:p text:style-name="Standard"><text:s/>will be present in the actual code, the classes will be implemented when they are of use, further</text:p>
      <text:p text:style-name="Standard"><text:s/>into the development</text:p>
      <text:p text:style-name="Standard">-GameSettings Class records user input varibles and game configuration</text:p>
      <text:p text:style-name="Standard">-The load game button is a dummy button - there is no added functionality yet</text:p>
      <text:p text:style-name="Standard">-When the user is prompted to select a board type, this data is recorded in the GameSettings class</text:p>
      <text:p text:style-name="Standard"><text:s/>and is not yet reflected when the board display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15:59:14.357311063</meta:creation-date>
    <dc:date>2020-03-06T16:01:04.708477217</dc:date>
    <meta:editing-duration>PT1M51S</meta:editing-duration>
    <meta:editing-cycles>1</meta:editing-cycles>
    <meta:document-statistic meta:table-count="0" meta:image-count="0" meta:object-count="0" meta:page-count="1" meta:paragraph-count="8" meta:word-count="93" meta:character-count="536" meta:non-whitespace-character-count="447"/>
    <meta:generator>LibreOffice/6.4.1.2$Linux_X86_64 LibreOffice_project/e1ad903d8acbc5f5b474f1d8ec3defef24b8c46b</meta:generator>
  </office:meta>
</office:document-meta>
</file>